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DejaVu Math TeX Gyre" fo:font-size="16pt" fo:font-weight="bold" officeooo:rsid="000b97b6" officeooo:paragraph-rsid="000b97b6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RONT END</text:p>
      <text:p text:style-name="P5"/>
      <text:p text:style-name="P1">/ / ADMIN . PY</text:p>
      <text:p text:style-name="P2"/>
      <text:p text:style-name="Standard">from d j a n g o . c o n t r i b i m p o r t admin</text:p>
      <text:p text:style-name="Standard">from . m o d e l s i m p o r t v a l u e s</text:p>
      <text:p text:style-name="Standard"># R e g i s t e r your models h e r e .</text:p>
      <text:p text:style-name="Standard">admin . s i t e . r e g i s t e r ( v a l u e s )</text:p>
      <text:p text:style-name="Standard"/>
      <text:p text:style-name="P1">/ / APPS . PY</text:p>
      <text:p text:style-name="Standard"/>
      <text:p text:style-name="Standard">from d j a n g o . a p p s i m p o r t AppConfig</text:p>
      <text:p text:style-name="Standard">c l a s s A c c o u n t s C o n f i g ( AppConfig ) :</text:p>
      <text:p text:style-name="Standard">name = ’ a c c o u n t s ’</text:p>
      <text:p text:style-name="Standard"/>
      <text:p text:style-name="P1">/ / MODELS . PY</text:p>
      <text:p text:style-name="Standard"/>
      <text:p text:style-name="Standard">from d j a n g o . db i m p o r t m o d e l s</text:p>
      <text:p text:style-name="Standard"># C r e a t e your models h e r e .</text:p>
      <text:p text:style-name="Standard">c l a s s v a l u e s ( m o d e l s . Model ) :</text:p>
      <text:p text:style-name="Standard">def</text:p>
      <text:p text:style-name="Standard">str</text:p>
      <text:p text:style-name="Standard">( self ) :</text:p>
      <text:p text:style-name="Standard">id = s e l f . id</text:p>
      <text:p text:style-name="Standard">r e t u r n ’ {} ’ . f o r m a t ( i d )</text:p>
      <text:p text:style-name="Standard">w l c h o i c e = ( ( ’ low ’ , ’ low ’ ) , ( ’ medium ’ , ’ medium ’ ) , ( ’ h i g h ’ , ’ h i g h ’ ) )</text:p>
      <text:p text:style-name="Standard">p u r i t y v a l u e s = ( ( ’ pure ’ , ’ pure ’ ) , ( ’ impure ’ , ’ impure ’ ) )</text:p>
      <text:p text:style-name="Standard">ph values = (( ’ neutral ’ , ’ neutral ’ ) ,( ’ alkaline ’ , ’ alkaline ’ ) ,( ’ acidic ’ , ’ acidic</text:p>
      <text:p text:style-name="Standard">’))</text:p>
      <text:p text:style-name="Standard">p h v a l u e = models . C h a r F i e l d ( c h o i c e s = p h v a l u e s , d e f a u l t = ’ n e u t r a l ’ , max length =</text:p>
      <text:p text:style-name="Standard">10)</text:p>
      <text:p text:style-name="Standard">w a t e r l e v e l = m o d e l s . C h a r F i e l d ( c h o i c e s = w l c h o i c e , d e f a u l t = ’ low ’ ,</text:p>
      <text:p text:style-name="Standard">max length =10)</text:p>
      <text:p text:style-name="Standard">t u r b i d i t y = m o d e l s . F l o a t F i e l d ( n u l l = True , b l a n k = True , d e f a u l t = 0 . 0 )</text:p>
      <text:p text:style-name="Standard">p u r i t y = models . C h a r F i e l d ( c h o i c e s = p u r i t y v a l u e s , d e f a u l t = ’ pure ’ , max length =</text:p>
      <text:p text:style-name="Standard">10)</text:p>
      <text:p text:style-name="Standard"/>
      <text:p text:style-name="P1">// URLS . PY</text:p>
      <text:p text:style-name="Standard"/>
      <text:p text:style-name="Standard">from d j a n g o . u r l s i m p o r t i n c l u d e , p a t h</text:p>
      <text:p text:style-name="Standard">from . i m p o r t v i e w s</text:p>
      <text:p text:style-name="Standard">app name = ’ a c c o u n t s ’</text:p>
      <text:p text:style-name="Standard">urlpatterns = [</text:p>
      <text:p text:style-name="Standard">p a t h ( ’ ’ , v i e w s . i n d e x , name= ’ home ’ ) ,</text:p>
      <text:p text:style-name="Standard">p a t h ( ’ l o g i n / ’ , v i e w s . l o g i n u s e r , name= ’ l o g i n ’ ) ,</text:p>
      <text:p text:style-name="Standard">p a t h ( ’ l o g o u t / ’ , v i e w s . l o g o u t u s e r , name= ’ l o g o u t ’ ) ,</text:p>
      <text:p text:style-name="Standard">p a t h ( ’ s t a t u s / ’ , v i e w s . s t a t u s , name= ’ s t a t u s ’ ) ,</text:p>
      <text:p text:style-name="Standard">]</text:p>
      <text:p text:style-name="Standard"/>
      <text:p text:style-name="Standard"><text:soft-page-break/></text:p>
      <text:p text:style-name="P1">// VIEWS . PY</text:p>
      <text:p text:style-name="Standard"/>
      <text:p text:style-name="Standard">from d j a n g o . s h o r t c u t s i m p o r t g e t o b j e c t o r 4 0 4 , r e n d e r , r e d i r e c t</text:p>
      <text:p text:style-name="Standard">from d j a n g o . c o n t r i b . a u t h i m p o r t a u t h e n t i c a t e , l o g i n , l o g o u t ,</text:p>
      <text:p text:style-name="Standard">update session auth hash</text:p>
      <text:p text:style-name="Standard">from d j a n g o . c o n t r i b i m p o r t m e s s a g e s</text:p>
      <text:p text:style-name="Standard">from d j a n g o . c o n t r i b . a u t h . d e c o r a t o r s i m p o r t l o g i n r e q u i r e d</text:p>
      <text:p text:style-name="Standard"># from d j a n g o . c o n t r i b . a u t h . f o r m s i m p o r t UserChangeForm , PasswordChangeForm</text:p>
      <text:p text:style-name="Standard"># from . f o r m s i m p o r t E d i t P r o f i l e F o r m</text:p>
      <text:p text:style-name="Standard"># from d j a n g o . db . m o d e l s i m p o r t Count</text:p>
      <text:p text:style-name="Standard">from d j a n g o . c o n t r i b . a u t h . m o d e l s i m p o r t U s e r</text:p>
      <text:p text:style-name="Standard"># from i n v e n t o r y . m o d e l s i m p o r t P r o d u c t t a b l e , R e q i s s u e i t e m , R e q m a i n t e n a n c e ,</text:p>
      <text:p text:style-name="Standard">Res issue item</text:p>
      <text:p text:style-name="Standard">from . m o d e l s i m p o r t v a l u e s</text:p>
      <text:p text:style-name="Standard">def index ( request ) :</text:p>
      <text:p text:style-name="Standard">r e t u r n r e n d e r ( request , ’ accounts / index . html ’ )</text:p>
      <text:p text:style-name="Standard">def l o g i n u s e r ( request ) :</text:p>
      <text:p text:style-name="Standard">i f r e q u e s t . method == ’POST ’ :</text:p>
      <text:p text:style-name="Standard">u s e r n a m e = r e q u e s t . POST [ ’ u s e r n a m e ’ ]</text:p>
      <text:p text:style-name="Standard">p a s s w o r d = r e q u e s t . POST [ ’ p a s s w o r d ’ ]</text:p>
      <text:p text:style-name="Standard">u s e r = a u t h e n t i c a t e ( r e q u e s t , u s e r n a m e = username , p a s s w o r d = p a s s w o r d )</text:p>
      <text:p text:style-name="Standard">i f u s e r i s n o t None :</text:p>
      <text:p text:style-name="Standard">login ( request , user )</text:p>
      <text:p text:style-name="Standard">m e s s a g e s . s u c c e s s ( r e q u e s t , ( ’ You h a v e s u c c e s s f u l l y l o g g e d i n ! ’ ) )</text:p>
      <text:p text:style-name="Standard">r e t u r n r e d i r e c t ( ’ a c c o u n t s : home ’ )</text:p>
      <text:p text:style-name="Standard">else :</text:p>
      <text:p text:style-name="Standard">m e s s a g e s . s u c c e s s ( r e q u e s t , ( ’ You h a v e f a i l e d t o l o g i n ! ’ ) )</text:p>
      <text:p text:style-name="Standard">return r e d i r e c t ( ’ accounts : login ’ )</text:p>
      <text:p text:style-name="Standard">else :</text:p>
      <text:p text:style-name="Standard">r e t u r n r e n d e r ( request , ’ accounts / l o g i n . html ’ )</text:p>
      <text:p text:style-name="Standard">def logout user ( request ) :</text:p>
      <text:p text:style-name="Standard">logout ( request )</text:p>
      <text:p text:style-name="Standard">m e s s a g e s . s u c c e s s ( r e q u e s t , ( ’ You h a v e s u c c e s s f u l l y l o g o u t . . . ’ ) )</text:p>
      <text:p text:style-name="Standard">r e t u r n r e d i r e c t ( ’ a c c o u n t s : home ’ )</text:p>
      <text:p text:style-name="Standard">@login required ( lo gin ur l = ’ accounts : login ’ )</text:p>
      <text:p text:style-name="Standard">def s t a t u s ( request ) :</text:p>
      <text:p text:style-name="Standard">mt = v a l u e s . o b j e c t s . a l l ( ) . l a s t ( )</text:p>
      <text:p text:style-name="Standard">r e t u r n r e n d e r ( r e q u e s t , ’ a c c o u n t s / s t a t u s . h t m l ’ , { ’ mt ’ : mt } )</text:p>
      <text:p text:style-name="Standard"/>
      <text:p text:style-name="P1">/ /SETTINGS . PY</text:p>
      <text:p text:style-name="Standard">”””</text:p>
      <text:p text:style-name="Standard">Django s e t t i n g s f o r w a t e r q u a l i t y p r o j e c t .</text:p>
      <text:p text:style-name="Standard">G e n e r a t e d by ’ d j a n g o −admin s t a r t p r o j e c t ’ u s i n g Django 2 . 1 . 5 .</text:p>
      <text:p text:style-name="Standard">F o r more i n f o r m a t i o n on t h i s f i l e , s e e</text:p>
      <text:p text:style-name="Standard">h t t p s : / / d o c s . d j a n g o p r o j e c t . com / en / 2 . 1 / t o p i c s / s e t t i n g s /</text:p>
      <text:p text:style-name="Standard">F o r t h e f u l l l i s t o f s e t t i n g s and t h e i r v a l u e s , s e e</text:p>
      <text:p text:style-name="Standard">h t t p s : / / d o c s . d j a n g o p r o j e c t . com / en / 2 . 1 / r e f / s e t t i n g s /</text:p>
      <text:p text:style-name="Standard">”””import os</text:p>
      <text:p text:style-name="Standard"><text:soft-page-break/></text:p>
      <text:p text:style-name="Standard"># B u i l d p a t h s i n s i d e t h e p r o j e c t l i k e t h i s : o s . p a t h . j o i n ( BASE DIR , . . . )</text:p>
      <text:p text:style-name="Standard">BASE DIR = o s . p a t h . d i r n a m e ( o s . p a t h . d i r n a m e ( o s . p a t h . a b s p a t h (</text:p>
      <text:p text:style-name="Standard">file</text:p>
      <text:p text:style-name="Standard">)))</text:p>
      <text:p text:style-name="Standard"># Quick− s t a r t d e v e l o p m e n t s e t t i n g s − u n s u i t a b l e f o r p r o d u c t i o n</text:p>
      <text:p text:style-name="Standard"># See h t t p s : / / d o c s . d j a n g o p r o j e c t . com / en / 2 . 1 / howto / d e p l o y m e n t / c h e c k l i s t /</text:p>
      <text:p text:style-name="Standard"># SECURITY WARNING: k e e p t h e s e c r e t key u s e d i n p r o d u c t i o n s e c r e t !</text:p>
      <text:p text:style-name="Standard">SECRET KEY = ’ h ) +a&amp;a ( ˆ # q g i b +@xw − ∗1 t n&amp;m%au61 ∗∗9 e =4u ∗ h l 3 e x 4 m z v 0 ’</text:p>
      <text:p text:style-name="Standard"># SECURITY WARNING: don ’ t r u n w i t h debug t u r n e d on i n p r o d u c t i o n !</text:p>
      <text:p text:style-name="Standard">DEBUG = T r u e</text:p>
      <text:p text:style-name="Standard"/>
      <text:p text:style-name="Standard">ALLOWED HOSTS = [ ]</text:p>
      <text:p text:style-name="Standard"># Application definition</text:p>
      <text:p text:style-name="Standard">INSTALLED APPS = [</text:p>
      <text:p text:style-name="Standard">’ accounts . apps . AccountsConfig ’ ,</text:p>
      <text:p text:style-name="Standard">’ wc . a p p s . WcConfig ’ ,</text:p>
      <text:p text:style-name="Standard">’ d j a n g o . c o n t r i b . admin ’ ,</text:p>
      <text:p text:style-name="Standard">’ django . c o n t r i b . auth ’ ,</text:p>
      <text:p text:style-name="Standard">’ django . c o n t r i b . c o n t e n t t y p e s ’ ,</text:p>
      <text:p text:style-name="Standard">’ django . c o n t r i b . s e s s i o n s ’ ,</text:p>
      <text:p text:style-name="Standard">’ django . c o n t r i b . messages ’ ,</text:p>
      <text:p text:style-name="Standard">’ django . c o n t r i b . s t a t i c f i l e s ’ ,</text:p>
      <text:p text:style-name="Standard">]</text:p>
      <text:p text:style-name="Standard">MIDDLEWARE = [</text:p>
      <text:p text:style-name="Standard">’ django . middleware . s e c u r i t y . SecurityMiddleware ’ ,</text:p>
      <text:p text:style-name="Standard">’ django . c o n t r i b . s e s s i o n s . middleware . SessionMiddleware ’ ,</text:p>
      <text:p text:style-name="Standard">’ d j a n g o . m i d d l e w a r e . common . CommonMiddleware ’ ,</text:p>
      <text:p text:style-name="Standard">’ django . middleware . c s r f . CsrfViewMiddleware ’ ,</text:p>
      <text:p text:style-name="Standard">’ django . c o n t r i b . auth . middleware . AuthenticationMiddleware ’ ,</text:p>
      <text:p text:style-name="Standard">’ django . c o n t r i b . messages . middleware . MessageMiddleware ’ ,</text:p>
      <text:p text:style-name="Standard">’ django . middleware . c l i c k j a c k i n g . XFrameOptionsMiddleware ’ ,</text:p>
      <text:p text:style-name="Standard">]</text:p>
      <text:p text:style-name="Standard">ROOT URLCONF = ’ w a t e r q u a l i t y . u r l s ’</text:p>
      <text:p text:style-name="Standard">TEMPLATES = [</text:p>
      <text:p text:style-name="Standard">{</text:p>
      <text:p text:style-name="Standard">’BACKEND’ : ’ d j a n g o . t e m p l a t e . b a c k e n d s . d j a n g o . D j a n g o T e m p l a t e s ’ ,</text:p>
      <text:p text:style-name="Standard">’ DIRS ’ : [ ] ,</text:p>
      <text:p text:style-name="Standard">’ APP DIRS ’ : True ,</text:p>
      <text:p text:style-name="Standard">’OPTIONS ’ : {</text:p>
      <text:p text:style-name="Standard">’ context processors ’ : [</text:p>
      <text:p text:style-name="Standard">’ d j a n g o . t e m p l a t e . c o n t e x t p r o c e s s o r s . debug ’ ,</text:p>
      <text:p text:style-name="Standard">’ django . template . c o n t e x t p r o c e s s o r s . r e q u e s t ’ ,</text:p>
      <text:p text:style-name="Standard">’ django . c o n t r i b . auth . c o n t e x t p r o c e s s o r s . auth ’ ,</text:p>
      <text:p text:style-name="Standard">’ django . c o n t r i b . messages . c o n t e x t p r o c e s s o r s . messages ’ ,</text:p>
      <text:p text:style-name="Standard">],</text:p>
      <text:p text:style-name="Standard">} ,</text:p>
      <text:p text:style-name="Standard">} ,</text:p>
      <text:p text:style-name="Standard">]</text:p>
      <text:p text:style-name="Standard"/>
      <text:p text:style-name="Standard"><text:soft-page-break/></text:p>
      <text:p text:style-name="Standard">WSGI APPLICATION = ’ w a t e r q u a l i t y . w s g i . a p p l i c a t i o n ’</text:p>
      <text:p text:style-name="Standard"># Database</text:p>
      <text:p text:style-name="Standard"># h t t p s : / / d o c s . d j a n g o p r o j e c t . com / en / 2 . 1 / r e f / s e t t i n g s / # d a t a b a s e s</text:p>
      <text:p text:style-name="Standard">DATABASES = {</text:p>
      <text:p text:style-name="Standard">’ default ’ : {</text:p>
      <text:p text:style-name="Standard">’ENGINE ’ : ’ d j a n g o . db . b a c k e n d s . s q l i t e 3 ’ ,</text:p>
      <text:p text:style-name="Standard">’NAME’ : o s . p a t h . j o i n ( BASE DIR , ’ db . s q l i t e 3 ’ ) ,</text:p>
      <text:p text:style-name="Standard">}</text:p>
      <text:p text:style-name="Standard">}</text:p>
      <text:p text:style-name="Standard"># Password v a l i d a t i o n</text:p>
      <text:p text:style-name="Standard"># h t t p s : / / d o c s . d j a n g o p r o j e c t . com / en / 2 . 1 / r e f / s e t t i n g s / # a u t h −p a s s w o r d −v a l i d a t o r s</text:p>
      <text:p text:style-name="Standard">AUTH PASSWORD VALIDATORS = [</text:p>
      <text:p text:style-name="Standard">{</text:p>
      <text:p text:style-name="Standard">’NAME’ : ’ d j a n g o . c o n t r i b . a u t h . p a s s w o r d</text:p>
      <text:p text:style-name="Standard">UserAttributeSimilarityValidator ’ ,</text:p>
      <text:p text:style-name="Standard">} ,</text:p>
      <text:p text:style-name="Standard">{</text:p>
      <text:p text:style-name="Standard">’NAME’ : ’ d j a n g o . c o n t r i b . a u t h . p a s s w o r d</text:p>
      <text:p text:style-name="Standard">,</text:p>
      <text:p text:style-name="Standard">} ,</text:p>
      <text:p text:style-name="Standard">{</text:p>
      <text:p text:style-name="Standard">’NAME’ : ’ d j a n g o . c o n t r i b . a u t h . p a s s w o r d</text:p>
      <text:p text:style-name="Standard">’,</text:p>
      <text:p text:style-name="Standard">} ,</text:p>
      <text:p text:style-name="Standard">{</text:p>
      <text:p text:style-name="Standard">’NAME’ : ’ d j a n g o . c o n t r i b . a u t h . p a s s w o r d</text:p>
      <text:p text:style-name="Standard">NumericPasswordValidator ’ ,</text:p>
      <text:p text:style-name="Standard">} ,</text:p>
      <text:p text:style-name="Standard">]</text:p>
      <text:p text:style-name="Standard">validation .</text:p>
      <text:p text:style-name="Standard">v a l i d a t i o n . MinimumLengthValidator ’</text:p>
      <text:p text:style-name="Standard">v a l i d a t i o n . CommonPasswordValidator</text:p>
      <text:p text:style-name="Standard">validation .</text:p>
      <text:p text:style-name="Standard"># Internationalization</text:p>
      <text:p text:style-name="Standard"># h t t p s : / / d o c s . d j a n g o p r o j e c t . com / en / 2 . 1 / t o p i c s / i 1 8 n /</text:p>
      <text:p text:style-name="Standard">LANGUAGE CODE = ’ en−u s ’</text:p>
      <text:p text:style-name="Standard">TIME ZONE = ’UTC ’</text:p>
      <text:p text:style-name="Standard">USE I18N = T r u e</text:p>
      <text:p text:style-name="Standard">USE L10N = T r u e</text:p>
      <text:p text:style-name="Standard">USE TZ = T r u e</text:p>
      <text:p text:style-name="Standard"># S t a t i c f i l e s ( CSS , J a v a S c r i p t , I m a g e s )</text:p>
      <text:p text:style-name="Standard"># h t t p s : / / d o c s . d j a n g o p r o j e c t . com / en / 2 . 1 / howto / s t a t i c − f i l e s /</text:p>
      <text:p text:style-name="Standard">STATIC URL = ’ / s t a t i c / ’</text:p>
      <text:p text:style-name="Standard"/>
      <text:p text:style-name="P1">/ / URLS . PY</text:p>
      <text:p text:style-name="P1"/>
      <text:p text:style-name="P3">” ” w a t e r q u a l i t y URL C o n f i g u r a t i o n</text:p>
      <text:p text:style-name="P3">The ‘ u r l p a t t e r n s ‘ l i s t r o u t e s URLs t o v i e w s . F o r more i n f o r m a t i o n p l e a s e s e e :</text:p>
      <text:p text:style-name="P3">h t t p s : / / d o c s . d j a n g o p r o j e c t . com / en / 2 . 1 / t o p i c s / h t t p / u r l s /</text:p>
      <text:p text:style-name="P3"><text:soft-page-break/>Examples :</text:p>
      <text:p text:style-name="P3">Function views</text:p>
      <text:p text:style-name="P3">1 . Add an i m p o r t : from my app i m p o r t v i e w s</text:p>
      <text:p text:style-name="P3">2 . Add a URL t o u r l p a t t e r n s : p a t h ( ’ ’ , v i e w s . home , name= ’ home ’ )</text:p>
      <text:p text:style-name="P3">C l a s s −b a s e d v i e w s</text:p>
      <text:p text:style-name="P3">1 . Add an i m p o r t : from o t h e r a p p . v i e w s i m p o r t Home</text:p>
      <text:p text:style-name="P3">2 . Add a URL t o u r l p a t t e r n s : p a t h ( ’ ’ , Home . a s v i e w ( ) , name= ’ home ’ )</text:p>
      <text:p text:style-name="P3">I n c l u d i n g a n o t h e r URLconf</text:p>
      <text:p text:style-name="P3">1 . I m p o r t t h e i n c l u d e ( ) f u n c t i o n : from d j a n g o . u r l s i m p o r t i n c l u d e , p a t h</text:p>
      <text:p text:style-name="P3">2 . Add a URL t o u r l p a t t e r n s : p a t h ( ’ b l o g / ’ , i n c l u d e ( ’ b l o g . u r l s ’ ) )</text:p>
      <text:p text:style-name="P3">”””</text:p>
      <text:p text:style-name="P3">from d j a n g o . c o n t r i b i m p o r t admin</text:p>
      <text:p text:style-name="P3">from d j a n g o . u r l s i m p o r t p a t h , i n c l u d e</text:p>
      <text:p text:style-name="P3">urlpatterns = [</text:p>
      <text:p text:style-name="P3">p a t h ( ’ admin / ’ , admin . s i t e . u r l s ) ,</text:p>
      <text:p text:style-name="P3">path ( ’ ’ , include ( ’ accounts . u r l s ’ ) ) ,</text:p>
      <text:p text:style-name="P3">]</text:p>
      <text:p text:style-name="P3"/>
      <text:p text:style-name="P1">/ / WSGI . PY</text:p>
      <text:p text:style-name="P3"/>
      <text:p text:style-name="P3">”””</text:p>
      <text:p text:style-name="P3">WSGI c o n f i g f o r w a t e r q u a l i t y p r o j e c t .</text:p>
      <text:p text:style-name="P3">I t e x p o s e s t h e WSGI c a l l a b l e a s a module−l e v e l v a r i a b l e named ‘ ‘ a p p l i c a t i o n ‘ ‘ .</text:p>
      <text:p text:style-name="P3">F o r more i n f o r m a t i o n on t h i s f i l e , s e e</text:p>
      <text:p text:style-name="P3">h t t p s : / / d o c s . d j a n g o p r o j e c t . com / en / 2 . 1 / howto / d e p l o y m e n t / w s g i /</text:p>
      <text:p text:style-name="P3">”””</text:p>
      <text:p text:style-name="P3">import os</text:p>
      <text:p text:style-name="P3">from d j a n g o . c o r e . w s g i i m p o r t g e t w s g i a p p l i c a t i o n</text:p>
      <text:p text:style-name="P3">o s . e n v i r o n . s e t d e f a u l t ( ’DJANGO SETTINGS MODULE ’ , ’ w a t e r q u a l i t y . s e t t i n g s ’ )</text:p>
      <text:p text:style-name="P3">application = get wsgi application ()</text:p>
      <text:p text:style-name="P3"/>
      <text:p text:style-name="P1">/ / APPS . PY</text:p>
      <text:p text:style-name="P1"/>
      <text:p text:style-name="P3">from d j a n g o . a p p s i m p o r t AppConfig</text:p>
      <text:p text:style-name="P3">c l a s s WcConfig ( AppConfig ) :</text:p>
      <text:p text:style-name="P3">name = ’ wc ’</text:p>
      <text:p text:style-name="P3"/>
      <text:p text:style-name="P1">/ / MANAGE. PY</text:p>
      <text:p text:style-name="P3"/>
      <text:p text:style-name="P3"># ! / u s r / b i n / env p y t h o n</text:p>
      <text:p text:style-name="P3">import os</text:p>
      <text:p text:style-name="P3">import sys</text:p>
      <text:p text:style-name="P3">if</text:p>
      <text:p text:style-name="P3">name</text:p>
      <text:p text:style-name="P3">== ’ m a i n ’ :</text:p>
      <text:p text:style-name="P3">o s . e n v i r o n . s e t d e f a u l t ( ’DJANGO SETTINGS MODULE ’ , ’ w a t e r q u a l i t y . s e t t i n g s ’ )</text:p>
      <text:p text:style-name="P3">try :</text:p>
      <text:p text:style-name="P3">from d j a n g o . c o r e . management i m p o r t e x e c u t e f r o m c o m m a n d l i n e</text:p>
      <text:p text:style-name="P3"><text:soft-page-break/>e x c e p t I m p o r t E r r o r as exc :</text:p>
      <text:p text:style-name="P3">raise ImportError (</text:p>
      <text:p text:style-name="P3">” Couldn ’ t i m p o r t Django . Are you s u r e i t ’ s i n s t a l l e d and ”</text:p>
      <text:p text:style-name="P3">” a v a i l a b l e on y o u r PYTHONPATH e n v i r o n m e n t v a r i a b l e ? Did you ”</text:p>
      <text:p text:style-name="P3">” f o r g e t t o a c t i v a t e a v i r t u a l environment ?”</text:p>
      <text:p text:style-name="P3">) from e x c</text:p>
      <text:p text:style-name="P3">execute from command line ( sys . Argv )</text:p>
      <text:p text:style-name="P3"/>
      <text:p text:style-name="P1">/ / BASE .HTML</text:p>
      <text:p text:style-name="P3"/>
      <text:p text:style-name="P3">{% l o a d s t a t i c %}</text:p>
      <text:p text:style-name="P3">&lt;! d o c t y p e html&gt;</text:p>
      <text:p text:style-name="P3">&lt;h t m l l a n g =” en”&gt;</text:p>
      <text:p text:style-name="P3">&lt;head&gt;</text:p>
      <text:p text:style-name="P3">&lt;!−− R e q u i r e d meta t a g s −−&gt;</text:p>
      <text:p text:style-name="P3">&lt;meta c h a r s e t =” u t f −8”&gt;</text:p>
      <text:p text:style-name="P3">&lt;meta name =” v i e w p o r t ” c o n t e n t =” w i d t h = d e v i c e −w i d t h , i n i t i a l −s c a l e =1 ,</text:p>
      <text:p text:style-name="P3">s h r i n k −t o − f i t =no”&gt;</text:p>
      <text:p text:style-name="P3">&lt;!−− B o o t s t r a p CSS −−&gt;</text:p>
      <text:p text:style-name="P3">&lt; l i n k r e l =” s t y l e s h e e t ” h r e f =” h t t p s : / / s t a c k p a t h . b o o t s t r a p c d n . com /</text:p>
      <text:p text:style-name="P3">b o o t s t r a p / 4 . 2 . 1 / c s s / b o o t s t r a p . min . c s s ” i n t e g r i t y =” sha384 −</text:p>
      <text:p text:style-name="P3">GJzZqFGwb1QTTN6wy59ffF1BuGJpLSa9DkKMp0DgiMDm4iYMj70gZWKYbI706tWS ”</text:p>
      <text:p text:style-name="P3">c r o s s o r i g i n =” anonymous”&gt;</text:p>
      <text:p text:style-name="P3">&lt; t i t l e &gt;Water Q u a l i t y &lt;/ t i t l e &gt;</text:p>
      <text:p text:style-name="P3">&lt;nav c l a s s =” n a v b a r n a v b a r −expand−l g n a v b a r −d a r k bg−d a r k ”&gt;</text:p>
      <text:p text:style-name="P3">&lt;d i v c l a s s =” c o n t a i n e r ”&gt;</text:p>
      <text:p text:style-name="P3">&lt;a c l a s s =” n a v b a r −b r a n d ” h r e f =”{% u r l ’ a c c o u n t s : home ’%}”&gt;&lt;/a&gt;</text:p>
      <text:p text:style-name="P3">&lt;b u t t o n c l a s s =” n a v b a r −t o g g l e r ” t y p e =” b u t t o n ” d a t a −t o g g l e =”</text:p>
      <text:p text:style-name="P3">c o l l a p s e ” d a t a −t a r g e t =”# n a v b a r S u p p o r t e d C o n t e n t ” a r i a −</text:p>
      <text:p text:style-name="P3">c o n t r o l s =” n a v b a r S u p p o r t e d C o n t e n t ” a r i a −e x p a n d e d =” f a l s e ” a r i a</text:p>
      <text:p text:style-name="P3">−l a b e l =” T o g g l e n a v i g a t i o n ”&gt;</text:p>
      <text:p text:style-name="P3">&lt;s p a n c l a s s =” n a v b a r −t o g g l e r −i c o n ”&gt;&lt;/ span &gt;&lt;/ b u t t o n &gt;</text:p>
      <text:p text:style-name="P3">&lt;d i v c l a s s =” c o l l a p s e n a v b a r −c o l l a p s e ” i d =” n a v b a r S u p p o r t e d C o n t e n t</text:p>
      <text:p text:style-name="P3">”&gt;</text:p>
      <text:p text:style-name="P3">&lt;!−−&lt;nav c l a s s =” n a v b a r n a v b a r −expand−sm bg−i n f o n a v b a r −d a r k</text:p>
      <text:p text:style-name="P3">”&gt;−−&gt;</text:p>
      <text:p text:style-name="P3">&lt;u l c l a s s =” n a v b a r −nav ml−a u t o ”&gt;</text:p>
      <text:p text:style-name="P3">&lt; l i c l a s s =” nav−i t e m a c t i v e ”&gt;</text:p>
      <text:p text:style-name="P3">&lt;a c l a s s =” nav−l i n k ” h r e f =”{% u r l ’ a c c o u n t s : home ’</text:p>
      <text:p text:style-name="P3">%}”&gt;Home &lt;s p a n c l a s s =” s r −o n l y ”&gt;( c u r r e n t ) &lt;/ span</text:p>
      <text:p text:style-name="P3">&gt;&lt;/a&gt;</text:p>
      <text:p text:style-name="P3">&lt;/ l i &gt;</text:p>
      <text:p text:style-name="P3">{% i f u s e r . i s a u t h e n t i c a t e d %}</text:p>
      <text:p text:style-name="P3">&lt;!−−</text:p>
      <text:p text:style-name="P3">&lt; l i c l a s s =” nav−i t e m ”&gt;</text:p>
      <text:p text:style-name="P3">&lt;a c l a s s =” nav−l i n k ” h r e f =”{% u r l ’ a c c o u n t s : s t a t u s ’</text:p>
      <text:p text:style-name="P3">%}”&gt;F l o w C o n t r o l ON&lt;/a&gt;</text:p>
      <text:p text:style-name="P3">&lt;/ l i &gt;</text:p>
      <text:p text:style-name="P3">&lt; l i c l a s s =” nav−i t e m ”&gt;</text:p>
      <text:p text:style-name="P3">&lt;a c l a s s =” nav−l i n k ” h r e f =”{% u r l ’ a c c o u n t s :</text:p>
      <text:p text:style-name="P3"><text:soft-page-break/>s t a t u s ’ %}”&gt;F l o w C o n t r o l OFF&lt;/a&gt;</text:p>
      <text:p text:style-name="P3">&lt;/ l i &gt; −−&gt;</text:p>
      <text:p text:style-name="P3">&lt; l i c l a s s =” nav−i t e m ”&gt;</text:p>
      <text:p text:style-name="P3">&lt;a c l a s s =” nav−l i n k ” h r e f =”{% u r l ’ a c c o u n t s : s t a t u s ’</text:p>
      <text:p text:style-name="P3">%}”&gt; S t a t u s &lt;/a&gt;</text:p>
      <text:p text:style-name="P3">&lt;/ l i &gt;</text:p>
      <text:p text:style-name="P3">&lt; l i c l a s s =” nav−i t e m ”&gt;</text:p>
      <text:p text:style-name="P3">&lt;a c l a s s =” nav−l i n k ” h r e f =”{% u r l ’ a c c o u n t s : l o g o u t ’</text:p>
      <text:p text:style-name="P3">%}”&gt;Logout &lt;/a&gt;</text:p>
      <text:p text:style-name="P3">&lt;/ l i &gt;</text:p>
      <text:p text:style-name="P3">{% e l s e %}</text:p>
      <text:p text:style-name="P3">&lt; l i c l a s s =” nav−i t e m ”&gt;</text:p>
      <text:p text:style-name="P3">&lt;a c l a s s =” nav−l i n k ” h r e f =”{% u r l ’ a c c o u n t s : l o g i n ’</text:p>
      <text:p text:style-name="P3">%}”&gt;Login &lt;/a&gt;</text:p>
      <text:p text:style-name="P3">&lt;/ l i &gt;</text:p>
      <text:p text:style-name="P3">{% e n d i f %}</text:p>
      <text:p text:style-name="P3">&lt;/ u l &gt;</text:p>
      <text:p text:style-name="P3">&lt;!−−&lt;/nav&gt;−−&gt;</text:p>
      <text:p text:style-name="P3">&lt;/ d i v &gt;</text:p>
      <text:p text:style-name="P3">&lt;/ d i v &gt;</text:p>
      <text:p text:style-name="P3">&lt;/ nav&gt;</text:p>
      <text:p text:style-name="P3">&lt;/ head&gt;</text:p>
      <text:p text:style-name="P3">&lt;!−− &lt;s t y l e &gt;</text:p>
      <text:p text:style-name="P3">body {</text:p>
      <text:p text:style-name="P3">b a c k g r o u n d −image : u r l (”{% s t a t i c ’ m y s i t e / i m a g e s / d r o p . png ’ %}”) ;</text:p>
      <text:p text:style-name="P3">b a c k g r o u n d −r e p e a t : r e p e a t ;</text:p>
      <text:p text:style-name="P3">b a c k g r o u n d −s i z e : 70 px 70 px ;</text:p>
      <text:p text:style-name="P3">}</text:p>
      <text:p text:style-name="P3">&lt;/ s t y l e &gt; −−&gt;</text:p>
      <text:p text:style-name="P3">&lt;body&gt;</text:p>
      <text:p text:style-name="P3">&lt;d i v c l a s s =” row”&gt;</text:p>
      <text:p text:style-name="P3">&lt;d i v c l a s s =” c o n t a i n e r ”&gt;</text:p>
      <text:p text:style-name="P3">{% i f m e s s a g e s %}</text:p>
      <text:p text:style-name="P3">{% f o r m e s s a g e i n m e s s a g e s %}</text:p>
      <text:p text:style-name="P3">&lt;d i v c l a s s =” a l e r t a l e r t −w a r n i n g ” r o l e =” a l e r t ”&gt;</text:p>
      <text:p text:style-name="P3">&lt;b u t t o n c l a s s =” c l o s e ” d a t a −d i s m i s s a b l e =” a l e r t ”&gt;&lt;s m a l l &gt;&lt;</text:p>
      <text:p text:style-name="P3">sup&gt;X&lt;/ sup &gt;&lt;/ s m a l l &gt;&lt;/ b u t t o n &gt;</text:p>
      <text:p text:style-name="P3">{{ m e s s a g e }}</text:p>
      <text:p text:style-name="P3">&lt;/ d i v &gt;</text:p>
      <text:p text:style-name="P3">{% e n d f o r %}</text:p>
      <text:p text:style-name="P3">{% e n d i f %}</text:p>
      <text:p text:style-name="P3">{% b l o c k c o n t e n t %}</text:p>
      <text:p text:style-name="P3">{% e n d b l o c k %}</text:p>
      <text:p text:style-name="P3">&lt;/ d i v &gt;</text:p>
      <text:p text:style-name="P3">&lt;/ d i v &gt;</text:p>
      <text:p text:style-name="P3">&lt;i f r a m e w i d t h =”425” h e i g h t =”349” s r c =” h t t p s : / / www. y o u t u b e . com / w a t c h ? v=</text:p>
      <text:p text:style-name="P3">gcnF1LRiMU4 ” f r a m e b o r d e r =”0” a l l o w f u l l s c r e e n &gt;&lt;/ i f r a m e &gt;</text:p>
      <text:p text:style-name="P3">&lt;!−− O p t i o n a l J a v a S c r i p t −−&gt;</text:p>
      <text:p text:style-name="P3">&lt;!−− j Q u e r y f i r s t , t h e n P o p p e r . j s , t h e n B o o t s t r a p JS −−&gt;</text:p>
      <text:p text:style-name="P3">&lt; s c r i p t s r c =” h t t p s : / / c o d e . j q u e r y . com / j q u e r y − 3 . 3 . 1 . s l i m . min . j s ” i n t e g r i t y</text:p>
      <text:p text:style-name="P3"><text:soft-page-break/>=” sha384 −q 8 i /X+965 DzO0rT7abK41JStQIAqVgRVzpbzo5smXKp4YfRvH+8</text:p>
      <text:p text:style-name="P3">a b t T E 1 P i 6 j i z o ” c r o s s o r i g i n =” anonymous”&gt;&lt;/ s c r i p t &gt;</text:p>
      <text:p text:style-name="P3">&lt; s c r i p t s r c =” h t t p s : / / c d n j s . c l o u d f l a r e . com / a j a x / l i b s / p o p p e r . j s / 1 . 1 4 . 6 / umd</text:p>
      <text:p text:style-name="P3">/ p o p p e r . min . j s ” i n t e g r i t y =” sha384 −wHAiFfRlMFy6i5SRaxvfOCifBUQy1xHdJ /</text:p>
      <text:p text:style-name="P3">yoi7FRNXMRBu5WHdZYu1hA6ZOblgut ” c r o s s o r i g i n =” anonymous”&gt;&lt;/ s c r i p t &gt;</text:p>
      <text:p text:style-name="P3">&lt; s c r i p t s r c =” h t t p s : / / s t a c k p a t h . b o o t s t r a p c d n . com / b o o t s t r a p / 4 . 2 . 1 / j s /</text:p>
      <text:p text:style-name="P3">b o o t s t r a p . min . j s ” i n t e g r i t y =” sha384 −B0UglyR+</text:p>
      <text:p text:style-name="P3">jN6CkvvICOB2joaf5I4l3gm9GU6Hc1og6Ls7i6U / mkkaduKaBhlAXv9k ”</text:p>
      <text:p text:style-name="P3">c r o s s o r i g i n =” anonymous”&gt;&lt;/ s c r i p t &gt;</text:p>
      <text:p text:style-name="P3">&lt;/ body&gt;</text:p>
      <text:p text:style-name="P3">&lt;/ html &gt;</text:p>
      <text:p text:style-name="P3"/>
      <text:p text:style-name="P1">/ / INDEX .HTML</text:p>
      <text:p text:style-name="P1"/>
      <text:p text:style-name="P3"/>
      <text:p text:style-name="P3">% e x t e n d s ” a c c o u n t s / b a s e . h t m l ” %}</text:p>
      <text:p text:style-name="P3">{% l o a d s t a t i c %}</text:p>
      <text:p text:style-name="P3">{% b l o c k c o n t e n t %}</text:p>
      <text:p text:style-name="P3">&lt;br&gt;</text:p>
      <text:p text:style-name="P3">&lt;d i v c l a s s =” c o n t a i n e r shadow−l g p−3 mb−5 bg−w h i t e r o u n d e d ”&gt;</text:p>
      <text:p text:style-name="P3">&lt;h1 c l a s s =” t e x t −c e n t e r ”&gt;&lt;p s t y l e =” c o l o r : b l u e ” , b a c k g r o u n d c o l o r =”</text:p>
      <text:p text:style-name="P3">c o l o r : g r e e n ”; &gt; Welcome t o t h e Water Q u a l i t y M o n i t o r i n g &amp;</text:p>
      <text:p text:style-name="P3">N o t i f i c a t i o n System &lt;/h1&gt;&lt;/p&gt;</text:p>
      <text:p text:style-name="P3">&lt;/ d i v &gt;</text:p>
      <text:p text:style-name="P3">&lt;d i v c l a s s =” embed−r e s p o n s i v e embed−r e s p o n s i v e −4by3”&gt;</text:p>
      <text:p text:style-name="P3">&lt;i f r a m e c l a s s =” embed−r e s p o n s i v e −i t e m ” s r c =” h t t p s : / / www. y o u t u b e .</text:p>
      <text:p text:style-name="P3">com / w a t c h ? v=gcnF1LRiMU4”&gt;&lt;/ i f r a m e &gt;</text:p>
      <text:p text:style-name="P3">&lt;/ d i v &gt;</text:p>
      <text:p text:style-name="P3">{% e n d b l o c k c o n t e n t %}</text:p>
      <text:p text:style-name="P3">/ / LOGIN .HTML</text:p>
      <text:p text:style-name="P3">{% e x t e n d s ” a c c o u n t s / b a s e . h t m l ” %}</text:p>
      <text:p text:style-name="P3">{% b l o c k c o n t e n t %}</text:p>
      <text:p text:style-name="P3">&lt;d i v c l a s s =” c o n t a i n e r shadow−l g p−3 mb−5 bg−w h i t e r o u n d e d ”&gt;</text:p>
      <text:p text:style-name="P3">&lt;h1 c l a s s =” t e x t −c e n t e r ”&gt; C o n t i n u e t o L o g i n . . . &lt; / h1&gt;</text:p>
      <text:p text:style-name="P3">&lt;d i v c l a s s =” c o l −md−6 o f f s e t −md−3 shadow p−3 mb−5 bg−w h i t e r o u n d e d ”&gt;</text:p>
      <text:p text:style-name="P3">&lt;br&gt;</text:p>
      <text:p text:style-name="P3">&lt;d i v c l a s s =” c o l −md−8 o f f s e t −md−2”&gt;</text:p>
      <text:p text:style-name="P3">&lt;form method =”POST”&gt;</text:p>
      <text:p text:style-name="P3">{% c s r f t o k e n %}</text:p>
      <text:p text:style-name="P3">&lt;d i v c l a s s =” form−g r o u p ”&gt;</text:p>
      <text:p text:style-name="P3">&lt;i n p u t t y p e =” t e x t ” c l a s s =” form−c o n t r o l ” p l a c e h o l d e r =” E n t e r</text:p>
      <text:p text:style-name="P3">Username ” name =” u s e r n a m e ”&gt;</text:p>
      <text:p text:style-name="P3">&lt;/ d i v &gt;</text:p>
      <text:p text:style-name="P3">&lt;d i v c l a s s =” form−g r o u p ”&gt;</text:p>
      <text:p text:style-name="P3">&lt;i n p u t t y p e =” p a s s w o r d ” c l a s s =” form−c o n t r o l ” p l a c e h o l d e r =”</text:p>
      <text:p text:style-name="P3">E n t e r P a s s w o r d ” name =” p a s s w o r d ”&gt;</text:p>
      <text:p text:style-name="P3">&lt;/ d i v &gt;</text:p>
      <text:p text:style-name="P3">&lt;d i v c l a s s =” t e x t −c e n t e r ”&gt;</text:p>
      <text:p text:style-name="P3">&lt;b u t t o n t y p e =” s u b m i t ” c l a s s =” b t n b t n −p r i m a r y c e n t e r −b l o c k ”&gt;</text:p>
      <text:p text:style-name="P3">Login &lt;/ b u t t o n &gt;</text:p>
      <text:p text:style-name="P3"><text:soft-page-break/>&lt;/ d i v &gt;</text:p>
      <text:p text:style-name="P3">&lt;/ form&gt;</text:p>
      <text:p text:style-name="P3">&lt;br&gt;</text:p>
      <text:p text:style-name="P3">&lt;d i v c l a s s =” t e x t −c e n t e r ”&gt;</text:p>
      <text:p text:style-name="P3">&lt;a h r e f =”#”&gt; C l i c k h e r e t o r e s e t p a s s w o r d &lt;/a&gt;</text:p>
      <text:p text:style-name="P3">&lt;/ d i v &gt;</text:p>
      <text:p text:style-name="P3">&lt;br&gt;</text:p>
      <text:p text:style-name="P3">&lt;/ d i v &gt;</text:p>
      <text:p text:style-name="P3">&lt;/ d i v &gt;</text:p>
      <text:p text:style-name="P3">&lt;/ d i v &gt;</text:p>
      <text:p text:style-name="P3">{% e n d b l o c k c o n t e n t %}</text:p>
      <text:p text:style-name="P3"/>
      <text:p text:style-name="P1">/ / STATUS .HTML</text:p>
      <text:p text:style-name="P3"/>
      <text:p text:style-name="P3">{% e x t e n d s ” a c c o u n t s / b a s e . h t m l ” %}</text:p>
      <text:p text:style-name="P3">{% b l o c k c o n t e n t %}</text:p>
      <text:p text:style-name="P3">&lt;br&gt;</text:p>
      <text:p text:style-name="P3">&lt;d i v c l a s s =” c o n t a i n e r shadow−l g p−3 mb−5 bg−w h i t e r o u n d e d ”&gt;</text:p>
      <text:p text:style-name="P3">&lt;h1 c l a s s =” t e x t −c e n t e r ”&gt; S a t u s &lt;/h1&gt;</text:p>
      <text:p text:style-name="P3">&lt;d i v c l a s s =” c o l −md−6 o f f s e t −md−3 shadow p−3 mb−5 bg−w h i t e r o u n d e d ”&gt;</text:p>
      <text:p text:style-name="P3">{% i f mt i s n o t N u l l %}</text:p>
      <text:p text:style-name="P3">&lt;d i v c l a s s =” row”&gt;</text:p>
      <text:p text:style-name="P3">&lt;d i v c l a s s =” c o l −6”&gt;&lt;h3&gt;T u r b i d i t y &lt;/h3&gt;&lt;/d i v &gt;</text:p>
      <text:p text:style-name="P3">&lt;d i v c l a s s =” c o l −1”&gt;&lt;h3 &gt;:&lt;/h3&gt;&lt;/d i v &gt;</text:p>
      <text:p text:style-name="P3">&lt;d i v c l a s s =” c o l −5</text:p>
      <text:p text:style-name="P3">”&gt;&lt;h3 &gt;{{ mt . t u r b i d i t y }} &lt;/ h3&gt;&lt;/d i v &gt;</text:p>
      <text:p text:style-name="P3">&lt;/ d i v &gt;</text:p>
      <text:p text:style-name="P3">&lt;d i v c l a s s =” row”&gt;</text:p>
      <text:p text:style-name="P3">&lt;d i v c l a s s =” c o l −6”&gt;&lt;h3&gt;Water L e v e l &lt;/h3&gt;&lt;/d i v &gt;</text:p>
      <text:p text:style-name="P3">&lt;d i v c l a s s =” c o l −1”&gt;&lt;h3 &gt;:&lt;/h3&gt;&lt;/d i v &gt;</text:p>
      <text:p text:style-name="P3">&lt;d i v c l a s s =” c o l −5”&gt;&lt;h3 &gt;{{ mt . w a t e r l e v e l }} &lt;/ h3&gt;&lt;/d i v &gt;</text:p>
      <text:p text:style-name="P3">&lt;/ d i v &gt;</text:p>
      <text:p text:style-name="P3">&lt;d i v c l a s s =” row”&gt;</text:p>
      <text:p text:style-name="P3">&lt;d i v c l a s s =” c o l −6”&gt;&lt;h3&gt;PH Value &lt;/h3&gt;&lt;/d i v &gt;</text:p>
      <text:p text:style-name="P3">&lt;d i v c l a s s =” c o l −1”&gt;&lt;h3 &gt;:&lt;/h3&gt;&lt;/d i v &gt;</text:p>
      <text:p text:style-name="P3">&lt;d i v c l a s s =” c o l −5”&gt;&lt;h3 &gt;{{ mt . p h v a l u e }} &lt;/ h3&gt;&lt;/d i v &gt;</text:p>
      <text:p text:style-name="P3">&lt;/ d i v &gt;</text:p>
      <text:p text:style-name="P3">&lt;d i v c l a s s =” row”&gt;</text:p>
      <text:p text:style-name="P3">&lt;d i v c l a s s =” c o l −6”&gt;&lt;h3&gt;P u r i t y o f Water &lt;/h3&gt;&lt;/d i v &gt;</text:p>
      <text:p text:style-name="P3">&lt;d i v c l a s s =” c o l −1”&gt;&lt;h3 &gt;:&lt;/h3&gt;&lt;/d i v &gt;</text:p>
      <text:p text:style-name="P3">&lt;d i v c l a s s =” c o l −5”&gt;&lt;h3 &gt;{{ mt . p u r i t y }} &lt;/ h3&gt;&lt;/d i v &gt;</text:p>
      <text:p text:style-name="P3">&lt;/ d i v &gt;</text:p>
      <text:p text:style-name="P3">{% e l s e %}</text:p>
      <text:p text:style-name="P3">&lt;h1&gt;Empty D a t a S e t &lt;/h1&gt;</text:p>
      <text:p text:style-name="P3">{% e n d i f %}</text:p>
      <text:p text:style-name="P3">&lt;/ d i v &gt;</text:p>
      <text:p text:style-name="P3">&lt;/ d i v &gt;</text:p>
      <text:p text:style-name="P3">&lt; s c r i p t l a n g u a g e =” j a v a s c r i p t ”&gt;</text:p>
      <text:p text:style-name="P3">setTimeout ( function ( ) {</text:p>
      <text:p text:style-name="P3">window . l o c a t i o n . r e l o a d ( 1 ) ;</text:p>
      <text:p text:style-name="P3">} , 333000) ;</text:p>
      <text:p text:style-name="P3">&lt;/ s c r i p t &gt;</text:p>
      <text:p text:style-name="P3"><text:soft-page-break/></text:p>
      <text:p text:style-name="P3">{% e n d b l o c k c o n t e n t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0:47:15.130443793</meta:creation-date>
    <dc:date>2019-04-21T11:18:04.068363945</dc:date>
    <meta:editing-duration>PT5M26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0" meta:paragraph-count="418" meta:word-count="8051" meta:character-count="19056" meta:non-whitespace-character-count="11423"/>
  </office:meta>
</office:document-meta>
</file>